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0d92b3" officeooo:paragraph-rsid="000d92b3" style:font-size-asian="16pt" style:font-size-complex="16pt"/>
    </style:style>
    <style:style style:name="P2" style:family="paragraph" style:parent-style-name="Standard">
      <style:text-properties fo:font-size="16pt" officeooo:rsid="000d92b3" officeooo:paragraph-rsid="000d92b3" style:font-size-asian="16pt" style:font-size-complex="16pt"/>
    </style:style>
    <style:style style:name="P3" style:family="paragraph" style:parent-style-name="Standard">
      <style:text-properties officeooo:rsid="000d92b3" officeooo:paragraph-rsid="000f39f2"/>
    </style:style>
    <style:style style:name="P4" style:family="paragraph" style:parent-style-name="Standard">
      <style:text-properties officeooo:rsid="000d92b3" officeooo:paragraph-rsid="002c1020"/>
    </style:style>
    <style:style style:name="P5" style:family="paragraph" style:parent-style-name="Standard">
      <style:text-properties style:text-underline-style="solid" style:text-underline-width="auto" style:text-underline-color="font-color" officeooo:rsid="000d92b3" officeooo:paragraph-rsid="000f39f2"/>
    </style:style>
    <style:style style:name="P6" style:family="paragraph" style:parent-style-name="Standard">
      <style:text-properties style:text-underline-style="solid" style:text-underline-width="auto" style:text-underline-color="font-color" officeooo:rsid="002c1020" officeooo:paragraph-rsid="002c1020"/>
    </style:style>
    <style:style style:name="P7" style:family="paragraph" style:parent-style-name="Standard">
      <style:text-properties style:text-underline-style="solid" style:text-underline-width="auto" style:text-underline-color="font-color" officeooo:rsid="000f8600" officeooo:paragraph-rsid="000f8600"/>
    </style:style>
    <style:style style:name="P8" style:family="paragraph" style:parent-style-name="Standard">
      <style:text-properties officeooo:rsid="0028d5a8" officeooo:paragraph-rsid="0028d5a8"/>
    </style:style>
    <style:style style:name="P9" style:family="paragraph" style:parent-style-name="Standard">
      <style:text-properties fo:font-size="16pt" style:text-underline-style="solid" style:text-underline-width="auto" style:text-underline-color="font-color" officeooo:rsid="000d92b3" officeooo:paragraph-rsid="000d92b3" style:font-size-asian="16pt" style:font-size-complex="16pt"/>
    </style:style>
    <style:style style:name="T1" style:family="text">
      <style:text-properties officeooo:rsid="000f8600"/>
    </style:style>
    <style:style style:name="T2" style:family="text">
      <style:text-properties officeooo:rsid="00129dbf"/>
    </style:style>
    <style:style style:name="T3" style:family="text">
      <style:text-properties officeooo:rsid="0015f12c"/>
    </style:style>
    <style:style style:name="T4" style:family="text">
      <style:text-properties officeooo:rsid="001e55b7"/>
    </style:style>
    <style:style style:name="T5" style:family="text">
      <style:text-properties officeooo:rsid="001fd4ab"/>
    </style:style>
    <style:style style:name="T6" style:family="text">
      <style:text-properties officeooo:rsid="0020aab3"/>
    </style:style>
    <style:style style:name="T7" style:family="text">
      <style:text-properties officeooo:rsid="00213b1e"/>
    </style:style>
    <style:style style:name="T8" style:family="text">
      <style:text-properties officeooo:rsid="002503f1"/>
    </style:style>
    <style:style style:name="T9" style:family="text">
      <style:text-properties officeooo:rsid="002a73e8"/>
    </style:style>
    <style:style style:name="T10" style:family="text">
      <style:text-properties officeooo:rsid="002f74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ocimientos Básicos de Linux Debia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7">Capítulo 5 – Sistema de paquetes, herramientas y principios fundamentales</text:p>
      <text:p text:style-name="P3"/>
      <text:p text:style-name="P3"/>
      <text:p text:style-name="P3">- <text:span text:style-name="T2">Que estructura tienen los paquetes .deb adentro. Nombre los archivos que contiene y para que sirve cada uno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<text:span text:style-name="T3">Que es la meta información de un paquete .deb? Y para que sirve?</text:span></text:p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<text:span text:style-name="T1">Que herramientas usaría en el caso de que se haya eliminado el comando dpkg y necesita restaurarlo. Escriba los comandos que ejecutaría. Suponga el el dpkg se encuentra dentro de un archivo llamado dpkg.deb</text:span></text:p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<text:span text:style-name="T4">Que pasos ocurren en la instalación de un paquete .deb. Nombrelos y explique brevemente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<text:span text:style-name="T5">Como instalaría un paquete .deb usando dpkg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- <text:span text:style-name="T6">Que es lo que pasa con apt-get y su familia de utilidades cuando el sistema queda en un estado inconsistente debido al uso de –force en el comando dpkg?. Como puede repararlo?</text:span></text:p>
      <text:p text:style-name="P3"/>
      <text:p text:style-name="P3"/>
      <text:p text:style-name="P3"/>
      <text:p text:style-name="P3"/>
      <text:p text:style-name="P3"/>
      <text:p text:style-name="P3"/>
      <text:p text:style-name="P3">- <text:span text:style-name="T7">Cuales son las opciones mas comunes al comando dpkg y para que sirven? Debe nombrar 3 como mínimo. Escriba el comando y que es lo que hace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<text:span text:style-name="T8">Como se puede ver la arquitectura configurada del debian. Amd64, armhf, etc. Escriba el comando.</text:span>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- Como se agrega una arquitectura extranjera? Escriba el comando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Capítulo 6 – APT: <text:span text:style-name="T10">(apt-get apt-cache)</text:span></text:p>
      <text:p text:style-name="P8"/>
      <text:p text:style-name="P8"/>
      <text:p text:style-name="P4">- <text:span text:style-name="T1">Como instala un programa dentro del entorno debian. Escriba el comando que ejcutaría en el caso de querer instalar el programa tcpdump. Suponga que el nombre del programa es tcpdump</text:span></text:p>
      <text:p text:style-name="P8"/>
      <text:p text:style-name="P8"/>
      <text:p text:style-name="P8"/>
      <text:p text:style-name="P8"/>
      <text:p text:style-name="P8"/>
      <text:p text:style-name="P8"/>
      <text:p text:style-name="P8">- <text:span text:style-name="T9">Escriba el comando que permite instalar las dependencias faltantes de debian mal instalado o que se ha cortado debido a algún error la instalación de algun programa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54S</meta:editing-duration>
    <meta:editing-cycles>37</meta:editing-cycles>
    <meta:generator>LibreOffice/4.3.3.2$Linux_X86_64 LibreOffice_project/430m0$Build-2</meta:generator>
    <dc:date>2015-08-04T18:52:48.123399320</dc:date>
    <meta:document-statistic meta:table-count="0" meta:image-count="0" meta:object-count="0" meta:page-count="4" meta:paragraph-count="14" meta:word-count="256" meta:character-count="1498" meta:non-whitespace-character-count="1254"/>
    <meta:user-defined meta:name="Info 1"/>
    <meta:user-defined meta:name="Info 2"/>
    <meta:user-defined meta:name="Info 3"/>
    <meta:user-defined meta:name="Info 4"/>
  </office:meta>
</office:document-meta>
</file>